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ce2"/>
        <table:table-row table:style-name="ro1">
          <table:table-cell table:number-columns-repeated="4"/>
          <table:table-cell office:value-type="string" calcext:value-type="string">
            <text:p>From 161107</text:p>
          </table:table-cell>
          <table:table-cell/>
          <table:table-cell office:value-type="string" calcext:value-type="string">
            <text:p>ni=no issue</text:p>
          </table:table-cell>
          <table:table-cell table:style-name="ce3" office:value-type="string" calcext:value-type="string">
            <text:p>f=fail</text:p>
          </table:table-cell>
          <table:table-cell table:style-name="ce4" office:value-type="string" calcext:value-type="string">
            <text:p>w=wiggle, but no fail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ith photosphere_tables as BCs 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style-name="ce1" office:value-type="string" calcext:value-type="string">
            <text:p>MASS (Msun)</text:p>
          </table:table-cell>
          <table:table-cell table:style-name="Default"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  <table:table-cell table:style-name="ce1" office:value-type="string" calcext:value-type="string">
            <text:p>metal mass frac (Z)</text:p>
          </table:table-cell>
          <table:table-cell/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3" table:style-name="ce3" office:value-type="string" calcext:value-type="string">
            <text:p>f</text:p>
          </table:table-cell>
          <table:table-cell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.4,0.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4*,0.5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1" calcext:value-type="float">
            <text:p>0.41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4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9" calcext:value-type="float">
            <text:p>0.49</text:p>
          </table:table-cell>
          <table:table-cell office:value-type="string" calcext:value-type="string">
            <text:p>ni</text:p>
          </table:table-cell>
          <table:table-cell table:number-columns-repeated="3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15" calcext:value-type="float">
            <text:p>0.0015</text:p>
          </table:table-cell>
          <table:table-cell table:number-columns-repeated="3"/>
          <table:table-cell office:value-type="float" office:value="0.51" calcext:value-type="float">
            <text:p>0.51</text:p>
          </table:table-cell>
          <table:table-cell table:number-columns-repeated="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 office:value-type="string" calcext:value-type="string">
            <text:p>ni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59" calcext:value-type="float">
            <text:p>0.59</text:p>
          </table:table-cell>
          <table:table-cell table:number-columns-repeated="5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*,0.49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5"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ll higher masses: no issue</text:p>
          </table:table-cell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rom 161202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With tau_100_tables as BCs, and looking only at R_star_merged.pdf (n.b., L_star_merged.pdf shows minor “steps”)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15" calcext:value-type="float">
            <text:p>0.0015</text:p>
          </table:table-cell>
          <table:table-cell table:number-columns-repeated="4"/>
          <table:table-cell office:value-type="string" calcext:value-type="string">
            <text:p>mb = minor bump, no real wiggles</text:p>
          </table:table-cell>
          <table:table-cell table:style-name="Default" table:number-columns-repeated="2"/>
          <table:table-cell office:value-type="string" calcext:value-type="string">
            <text:p>dr = didn't run (not physical)</text:p>
          </table:table-cell>
          <table:table-cell table:style-name="Default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table:style-name="ce1" office:value-type="string" calcext:value-type="string">
            <text:p>MASS (Msun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0.41,0.51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table:style-name="ce1" office:value-type="string" calcext:value-type="string">
            <text:p>metal mass frac (Z)</text:p>
          </table:table-cell>
          <table:table-cell/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0.41*,0.51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22]+0.02" office:value-type="float" office:value="0.37" calcext:value-type="float">
            <text:p>0.37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23]+0.02" office:value-type="float" office:value="0.39" calcext:value-type="float">
            <text:p>0.3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formula="of:=[.F24]+0.02" office:value-type="float" office:value="0.41" calcext:value-type="float">
            <text:p>0.4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,0.55</text:p>
          </table:table-cell>
          <table:table-cell office:value-type="float" office:value="0.0015" calcext:value-type="float">
            <text:p>0.0015</text:p>
          </table:table-cell>
          <table:table-cell table:number-columns-repeated="3"/>
          <table:table-cell table:formula="of:=[.F25]+0.02" office:value-type="float" office:value="0.43" calcext:value-type="float">
            <text:p>0.4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table:formula="of:=[.F26]+0.02" office:value-type="float" office:value="0.45" calcext:value-type="float">
            <text:p>0.4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table:formula="of:=[.F27]+0.02" office:value-type="float" office:value="0.47" calcext:value-type="float">
            <text:p>0.47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,0.45,0.55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table:formula="of:=[.F28]+0.02" office:value-type="float" office:value="0.49" calcext:value-type="float">
            <text:p>0.4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formula="of:=[.F29]+0.02" office:value-type="float" office:value="0.51" calcext:value-type="float">
            <text:p>0.5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30]+0.02" office:value-type="float" office:value="0.53" calcext:value-type="float">
            <text:p>0.5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31]+0.02" office:value-type="float" office:value="0.55" calcext:value-type="float">
            <text:p>0.5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 161203 (plotted 161213)</text:p>
          </table:table-cell>
          <table:table-cell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ith tau_100_tables as BCs and using Choi+ “special metal mass frac calibration”. Looking only at R_star_merged.pdf</text:p>
          </table:table-cell>
          <table:table-cell/>
          <table:table-cell table:style-name="Default"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mb = minor bump, no real wiggles</text:p>
          </table:table-cell>
          <table:table-cell table:style-name="Default" table:number-columns-repeated="2"/>
          <table:table-cell office:value-type="string" calcext:value-type="string">
            <text:p>dr = didn't run (not physical)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ce1" office:value-type="string" calcext:value-type="string">
            <text:p>MASS (Msun)</text:p>
          </table:table-cell>
          <table:table-cell table:style-name="Default"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metal mass frac (Z)</text:p>
          </table:table-cell>
          <table:table-cell/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float" office:value="0.15" calcext:value-type="float">
            <text:p>0.15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float" office:value="0.33" calcext:value-type="float">
            <text:p>0.33</text:p>
          </table:table-cell>
          <table:table-cell table:number-columns-repeated="3" office:value-type="string" calcext:value-type="string">
            <text:p>ni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office:value-type="float" office:value="0.35" calcext:value-type="float">
            <text:p>0.3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39]+0.02" office:value-type="float" office:value="0.37" calcext:value-type="float">
            <text:p>0.37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0]+0.02" office:value-type="float" office:value="0.39" calcext:value-type="float">
            <text:p>0.3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1]+0.02" office:value-type="float" office:value="0.41" calcext:value-type="float">
            <text:p>0.4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2]+0.02" office:value-type="float" office:value="0.43" calcext:value-type="float">
            <text:p>0.4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3]+0.02" office:value-type="float" office:value="0.45" calcext:value-type="float">
            <text:p>0.4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4]+0.02" office:value-type="float" office:value="0.47" calcext:value-type="float">
            <text:p>0.47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5]+0.02" office:value-type="float" office:value="0.49" calcext:value-type="float">
            <text:p>0.4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6]+0.02" office:value-type="float" office:value="0.51" calcext:value-type="float">
            <text:p>0.5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7]+0.02" office:value-type="float" office:value="0.53" calcext:value-type="float">
            <text:p>0.5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48]+0.02" office:value-type="float" office:value="0.55" calcext:value-type="float">
            <text:p>0.5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9:21:22.293205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9:49:50.028871028</meta:creation-date>
    <dc:date>2016-12-13T09:24:38.060399483</dc:date>
    <meta:editing-duration>PT20M54S</meta:editing-duration>
    <meta:editing-cycles>12</meta:editing-cycles>
    <meta:generator>LibreOffice/4.4.6.3$Linux_X86_64 LibreOffice_project/40m0$Build-3</meta:generator>
    <meta:document-statistic meta:table-count="1" meta:cell-count="281" meta:object-count="0"/>
  </office:meta>
</office:document-meta>
</file>